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nionPro-Regular" svg:font-family="MinionPro-Regular" style:font-family-generic="system"/>
    <style:font-face style:name="Harmattan" svg:font-family="Harmattan" style:font-pitch="variable"/>
    <style:font-face style:name="Scheherazade1" svg:font-family="Scheherazade" style:font-pitch="variable"/>
    <style:font-face style:name="Harmattan1" svg:font-family="Harmatt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automatic-styles>
    <style:style style:name="P1" style:family="paragraph" style:parent-style-name="Normal">
      <style:paragraph-properties fo:line-height="100%" fo:hyphenation-ladder-count="no-limit" fo:break-before="page"/>
      <style:text-properties fo:hyphenate="true"/>
    </style:style>
    <style:style style:name="P2" style:family="paragraph" style:parent-style-name="Normal">
      <style:paragraph-properties fo:text-align="end" style:justify-single-word="false" style:writing-mode="rl-tb"/>
    </style:style>
    <style:style style:name="P3" style:family="paragraph" style:parent-style-name="Heading_20_2">
      <style:text-properties style:font-name="Scheherazade1" fo:font-size="16pt" style:font-size-asian="16pt" style:font-size-complex="16pt"/>
    </style:style>
    <style:style style:name="P4" style:family="paragraph" style:parent-style-name="Heading_20_2">
      <style:text-properties officeooo:paragraph-rsid="002917dd"/>
    </style:style>
    <style:style style:name="P5" style:family="paragraph" style:parent-style-name="Standard">
      <style:paragraph-properties fo:text-align="end" style:justify-single-word="false" style:writing-mode="rl-tb"/>
      <style:text-properties officeooo:paragraph-rsid="0025b0c0"/>
    </style:style>
    <style:style style:name="P6" style:family="paragraph" style:parent-style-name="Normal">
      <style:paragraph-properties fo:text-align="end" style:justify-single-word="false" style:writing-mode="rl-tb"/>
      <style:text-properties fo:font-size="16pt" style:font-size-asian="16pt" style:font-name-complex="Harmattan" style:font-size-complex="16pt"/>
    </style:style>
    <style:style style:name="P7" style:family="paragraph" style:parent-style-name="Normal">
      <style:paragraph-properties fo:line-height="0.2799in" fo:text-align="end" style:justify-single-word="false" style:writing-mode="rl-tb"/>
      <style:text-properties fo:font-size="16pt" officeooo:paragraph-rsid="0027c1fd" style:font-size-asian="16pt" style:font-size-complex="16pt"/>
    </style:style>
    <style:style style:name="P8" style:family="paragraph" style:parent-style-name="Normal">
      <style:paragraph-properties fo:text-align="end" style:justify-single-word="false" style:writing-mode="rl-tb"/>
      <style:text-properties fo:font-size="20pt" style:font-size-asian="20pt" style:font-name-complex="Harmattan" style:font-size-complex="20pt"/>
    </style:style>
    <style:style style:name="P9" style:family="paragraph" style:parent-style-name="Normal">
      <style:paragraph-properties fo:line-height="0.2598in" fo:text-align="end" style:justify-single-word="false" style:writing-mode="rl-tb"/>
      <style:text-properties fo:font-size="20pt" style:font-size-asian="20pt" style:font-name-complex="Harmattan" style:font-size-complex="20pt"/>
    </style:style>
    <style:style style:name="P10" style:family="paragraph" style:parent-style-name="Normal">
      <style:paragraph-properties fo:text-align="end" style:justify-single-word="false" style:writing-mode="rl-tb"/>
    </style:style>
    <style:style style:name="P11" style:family="paragraph" style:parent-style-name="Normal">
      <style:text-properties style:font-name="Harmattan" fo:font-size="16pt" style:font-size-asian="16pt" style:font-size-complex="16pt"/>
    </style:style>
    <style:style style:name="P12" style:family="paragraph" style:parent-style-name="Normal">
      <style:text-properties style:font-name="Harmattan" fo:font-size="16pt" officeooo:paragraph-rsid="0024f579" style:font-size-asian="16pt" style:font-size-complex="16pt"/>
    </style:style>
    <style:style style:name="P13" style:family="paragraph" style:parent-style-name="Title"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240d89" style:font-size-asian="8pt" style:font-weight-asian="bold" style:font-size-complex="8pt" style:font-weight-complex="bold"/>
    </style:style>
    <style:style style:name="T3" style:family="text">
      <style:text-properties fo:font-size="16pt" style:font-size-asian="16pt" style:font-name-complex="Harmattan" style:font-size-complex="16pt"/>
    </style:style>
    <style:style style:name="T4" style:family="text">
      <style:text-properties style:font-name="Scheherazade1" fo:font-size="16pt" fo:font-weight="bold" officeooo:rsid="0022f2d9" style:font-size-asian="16pt" style:font-weight-asian="bold" style:font-size-complex="16pt" style:font-weight-complex="bold"/>
    </style:style>
    <style:style style:name="T5" style:family="text">
      <style:text-properties officeooo:rsid="00240d89"/>
    </style:style>
    <style:style style:name="T6" style:family="text">
      <style:text-properties style:font-name-complex="Harmattan"/>
    </style:style>
    <style:style style:name="T7" style:family="text">
      <style:text-properties officeooo:rsid="00268410" style:font-name-complex="Harmattan"/>
    </style:style>
    <style:style style:name="T8" style:family="text">
      <style:text-properties officeooo:rsid="0027c1fd" style:font-name-complex="Harmattan"/>
    </style:style>
    <style:style style:name="T9" style:family="text">
      <style:text-properties officeooo:rsid="0025e773" style:font-name-complex="Harmattan"/>
    </style:style>
    <style:style style:name="T10" style:family="text">
      <style:text-properties officeooo:rsid="0024f579"/>
    </style:style>
    <style:style style:name="T11" style:family="text">
      <style:text-properties fo:font-size="24pt" officeooo:rsid="00268410" style:font-size-asian="24pt" style:font-name-complex="Harmattan" style:font-size-complex="24pt"/>
    </style:style>
    <style:style style:name="T12" style:family="text">
      <style:text-properties fo:font-size="24pt" officeooo:rsid="0027c1fd" style:font-size-asian="24pt" style:font-name-complex="Harmattan" style:font-size-complex="24pt"/>
    </style:style>
    <style:style style:name="T13" style:family="text">
      <style:text-properties style:font-name="Harmattan1" fo:font-size="16pt" style:font-size-asian="16pt" style:font-name-complex="Harmattan" style:font-size-complex="16pt"/>
    </style:style>
    <style:style style:name="T14" style:family="text">
      <style:text-properties style:font-name="Harmattan1" fo:font-size="16pt" officeooo:rsid="0025b0c0" style:font-size-asian="16pt" style:font-name-complex="Harmattan" style:font-size-complex="16pt"/>
    </style:style>
    <style:style style:name="T15" style:family="text">
      <style:text-properties officeooo:rsid="002917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5">Harmattan</text:span> Type Sample</text:p>
      <text:h text:style-name="Heading_20_2" text:outline-level="2">Basic Latin:</text:h>
      <text:p text:style-name="P11">! “ # $ % &amp; ‘ ( ) * + , - . / 0 1 2 3 4 5 6 7 8 9 : ; &lt; = &gt; ? @ A B C D E F G H I J K L M N O P Q R S T U V W X Y Z [ \ ] ^ _ ` a b c d e f g h i j k l m n o p q r s t u v w x y z { | } ~</text:p>
      <text:h text:style-name="Heading_20_2" text:outline-level="2">Latin-1 Supplement:</text:h>
      <text:p text:style-name="P11"><text:s text:c="2"/>¡ ¢ £ ¤ ¥ ¦ § ¨ © ª « ¬ ­ ® ¯ ° ± ² ³ ´ µ ¶ · ¸ ¹ º » ¼ ½ ¾ ¿ À Á Â Ã Ä Å Æ Ç È É Ê Ë Ì Í Î Ï Ñ Ò Ó Ô Õ Ö × Ø Ù Ú Û Ü Ý Þ ß à á â ã ä å æ ç è é ê ë ì í î ï ñ ò ó ô õ ö ÷ ø ù ú û ü ý þ ÿ </text:p>
      <text:h text:style-name="P4" text:outline-level="2">Latin Extended-A <text:span text:style-name="T15">&amp; Latin Extended-B</text:span>:</text:h>
      <text:p text:style-name="P11">ı Œ œ Š š Ÿ Ž ž ƒ</text:p>
      <text:h text:style-name="Heading_20_2" text:outline-level="2">Spacing Modifier Letters:</text:h>
      <text:p text:style-name="P12">ˆ ˇ <text:span text:style-name="T10">ˉ </text:span>˚ ˜ </text:p>
      <text:h text:style-name="Heading_20_2" text:outline-level="2">General Punctuation:</text:h>
      <text:p text:style-name="P11">‐ ‑ ‒ – — ― ‘ ’ ‚ “ ” „ † ‡ • … ‰ ‹ › </text:p>
      <text:h text:style-name="Heading_20_2" text:outline-level="2">Currency Symbols:</text:h>
      <text:p text:style-name="P11">€</text:p>
      <text:h text:style-name="Heading_20_2" text:outline-level="2">Letterlike Symbols &amp; Geometric Shapes:</text:h>
      <text:p text:style-name="P11">™ ◌</text:p>
      <text:h text:style-name="Heading_20_2" text:outline-level="2">Arabic:</text:h>
      <text:p text:style-name="P7"><text:span text:style-name="T9">؀ ؁ ؂ ؃ ؄ ؉ ؊ ، ؐ ◌ؑ ◌ؒ ◌ؓ ◌ؔ ◌ؙ ؛ ؜؞ ؟ <text:s/>ء آ أ ؤ إ ئ ا ب ة ت ث ج ح خ د ذ ر ز س ش ص ض ط ظ ع غ ػ ؼ ؽ ؾ ؿ <text:s/>◌ً ◌ٌ ◌ٍ ◌َ ◌ُ ◌ِ ◌ّ ◌ْ ◌ٓ ◌ٔ ◌ٕ ◌ٖ ◌ٗ ◌٘ ◌ٚ ◌ٛ ◌ٜ ◌ٝ ◌ٞ <text:s/>٠ ١ ٢ ٣ ٤ ٥ ٦ ٧ ٨ ٩ ٪ ٫ ٬ ٭ ٮ ٯ ◌ٰ ٱ </text:span><text:span text:style-name="T7">ٴ ٺ ٻ ٽ پ <text:s/>ڂ ڃ ڄ څ چ <text:s/>ډ ڊ ڋ ڌ ڍ ڎ ڏ ڒ ڔ ڕ ښ ڛ ڜ ڝ ڞ ڟ ڠ ڡ ڢ ڣ ڤ ڥ ڧ ڨ ک ڪ ڬ ڭ ڮ گ ڵ ڶ ڷ ڸ ڹ ں ڽ ڿ <text:s/>ۀ ۆ ۈ ۉ ۊ ۋ ی ێ ۏ ې ۑ ے ۔ ە </text:span><text:span text:style-name="T8">◌ۖ ◌ۗ ◌ۘ ◌ۙ ◌ۚ ◌ۛ ۝ ◌۟ ◌۠ ◌ۢ ◌ۣ ◌ۤ ۥ ۦ ◌ۧ ◌ۨ ◌۪ ◌۫ ◌۬ ◌ۭ <text:s/>ۮ ۯ ۺ ۻ ۼ</text:span></text:p>
      <text:h text:style-name="Heading_20_2" text:outline-level="2"><text:soft-page-break/>Arabic Supplement:</text:h>
      <text:p text:style-name="P2"><text:span text:style-name="T3"><text:s/>ݐ <text:s/>ݑ <text:s/>ݒ <text:s/>ݓ <text:s/>ݔ <text:s/>ݕ <text:s/>ݖ <text:s/>ݗ <text:s/>ݘ <text:s/>ݚ <text:s/>ݛ <text:s text:c="2"/>ݝ <text:s/>ݞ <text:s/>ݟ <text:s/>ݠ <text:s/>ݡ <text:s/>ݢ <text:s/>ݣ <text:s/>ݤ <text:s/>ݥ <text:s/>ݦ <text:s/>ݧ <text:s text:c="2"/>ݩ <text:s/>ݪ <text:s/>ݫ <text:s/>ݭ <text:s/>ݾ <text:s/>ݿ </text:span></text:p>
      <text:h text:style-name="Heading_20_2" text:outline-level="2">Arabic Extended-A:</text:h>
      <text:p text:style-name="P5"><text:span text:style-name="T13">ࢠ ࢡ ࢢ ࢣ ࢤ ࢥ ࢦ ࢧ ࢨ ࢩ ࢮ ࢯ ࢲ ࢻ ࢼ ࢽ </text:span><text:span text:style-name="T14">◌࣪ ◌࣫ ◌࣬ ◌࣭ ◌࣯ ◌ࣰ ◌ࣱ ◌ࣲ ◌ࣳ ◌ࣴ ◌ࣵ ◌ࣶ ◌ࣷ ◌ࣸ ◌ࣹ ◌ࣺ ◌ࣻ ◌ࣼ ◌ࣽ ◌ࣿ</text:span></text:p>
      <text:h text:style-name="Heading_20_2" text:outline-level="2">Arabic Presentation Forms:</text:h>
      <text:p text:style-name="P2"><text:span text:style-name="T3">﴾ ﴿ ﷲ</text:span></text:p>
      <text:h text:style-name="Heading_20_2" text:outline-level="2">Arabic Shaping (some basic shapes):</text:h>
      <text:p text:style-name="P2"><text:span text:style-name="T3">ع ععع ا ‍ا <text:s/>ب ببب ي ييي <text:s/>ن ننن ص صصص س سسس ے ‍ے د ‍د ف ففف ک ککک</text:span></text:p>
      <text:p text:style-name="P6">ج ججج ه ههه <text:s/>ل للل م ممم ق ققق ر ‍ر ط ططط و ‍و</text:p>
      <text:p text:style-name="P2"><text:span text:style-name="T3">۝1</text:span><text:span text:style-name="Default_20_Paragraph_20_Font"><text:span text:style-name="T3"> </text:span></text:span><text:span text:style-name="T3">۝12</text:span><text:span text:style-name="Default_20_Paragraph_20_Font"><text:span text:style-name="T3"> </text:span></text:span><text:span text:style-name="T3">۝123</text:span></text:p>
      <text:h text:style-name="P3" text:outline-level="2"><text:span text:style-name="Default_20_Paragraph_20_Font"><text:span text:style-name="T4"/></text:span></text:h>
      <text:p text:style-name="P1"/>
      <text:h text:style-name="Heading_20_1" text:outline-level="1">Arabic MSA UDHR #26:</text:h>
      <text:p text:style-name="P9">لكل شخص الحق في التعلم. ويجب أن يكون التعليم في مراحله الأولى والأساسية على الأقل بالمجان، وأن يكون التعليم الأولي إلزاميا وينبغي أن يعمم التعليم الفني والمهني، وأن ييسر القبول للتعليم العالي على قدم المساواة التامة للجميع وعلى أساس الكفاءة. <text:s text:c="8"/></text:p>
      <text:p text:style-name="P9">يجب أن تهدف التربية إلى إنماء شخصية الإنسان إنماء كاملا، وإلى تعزيز احترام الإنسان والحريات الأساسية وتنمية التفاهم والتسامح والصداقة بين جميع الشعوب والجماعات العنصرية أو الدينية، وإلى زيادة مجهود الأمم المتحدة لحفظ السلام.</text:p>
      <text:p text:style-name="P9">للآباء الحق الأول في اختيار نوع تربية أولادهم.</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nionPro-Regular" svg:font-family="MinionPro-Regular" style:font-family-generic="system"/>
    <style:font-face style:name="Harmattan" svg:font-family="Harmattan" style:font-pitch="variable"/>
    <style:font-face style:name="Scheherazade1" svg:font-family="Scheherazade" style:font-pitch="variable"/>
    <style:font-face style:name="Harmattan1" svg:font-family="Harmatt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028in" fo:margin-bottom="0in"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line-height="0.222in" fo:hyphenation-ladder-count="no-limit"/>
      <style:text-properties style:font-name="Scheherazade" fo:font-family="Scheherazade" style:font-family-generic="system" style:font-pitch="variable" fo:font-size="14pt" style:font-size-asian="14pt" style:font-name-complex="Scheherazade" style:font-family-complex="Scheherazade" style:font-family-generic-complex="system" style:font-pitch-complex="variable" style:font-size-complex="14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_5b_Basic_20_Paragraph_5d_" style:display-name="[Basic Paragraph]" style:family="paragraph" style:parent-style-name="Normal">
      <style:paragraph-properties fo:line-height="120%" fo:orphans="2" fo:widows="2" fo:hyphenation-ladder-count="no-limit" style:text-autospace="none" style:vertical-align="middle"/>
      <style:text-properties fo:color="#000000" style:font-name="MinionPro-Regular" fo:font-family="MinionPro-Regular" style:font-family-generic="system" fo:language="en" fo:country="GB" style:letter-kerning="false" style:font-name-complex="MinionPro-Regular" style:font-family-complex="MinionPro-Regular" style:font-family-generic-complex="system" style:language-complex="ar" style:country-complex="SA" fo:hyphenate="tru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240d89"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874in" fo:margin-right="0.7874in" style:writing-mode="rl-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10121" number:language="en" number:country="US">
      <number:month number:calendar="gregorian" number:style="long" number:textual="true"/>
      <number:text> </number:text>
      <number:day number:calendar="gregorian"/>
      <number:text>, </number:text>
      <number:year number:calendar="gregorian" number:style="long"/>
    </number:date-style>
  </office:automatic-styles>
  <office:master-styles>
    <style:master-page style:name="Standard" style:page-layout-name="Mpm1"/>
    <style:master-page style:name="MP0" style:page-layout-name="Mpm2">
      <style:footer>
        <text:p text:style-name="Footer"><text:span text:style-name="Default_20_Paragraph_20_Font"><text:span text:style-name="MT1">Type Sample for </text:span></text:span><text:span text:style-name="Default_20_Paragraph_20_Font"><text:span text:style-name="MT2">Harmattan</text:span></text:span><text:span text:style-name="Default_20_Paragraph_20_Font"><text:span text:style-name="MT1"> </text:span></text:span><text:span text:style-name="Default_20_Paragraph_20_Font"><text:span text:style-name="MT2">1</text:span></text:span><text:span text:style-name="Default_20_Paragraph_20_Font"><text:span text:style-name="MT1">.</text:span></text:span><text:span text:style-name="Default_20_Paragraph_20_Font"><text:span text:style-name="MT2">001</text:span></text:span><text:span text:style-name="Default_20_Paragraph_20_Font"><text:span text:style-name="MT1"><text:tab/></text:span></text:span><text:span text:style-name="Default_20_Paragraph_20_Font"><text:span text:style-name="MT1"><text:date style:data-style-name="N10121" text:date-value="2016-06-02T15:38:52.487999740">June 2, 2016</text:date></text:span></text:span><text:span text:style-name="Default_20_Paragraph_20_Font"><text:span text:style-name="MT1"><text:tab/>Page </text:span></text:span><text:span text:style-name="Default_20_Paragraph_20_Font"><text:span text:style-name="MT1"><text:page-number text:select-page="current">3</text:page-number></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Windows_X86_64 LibreOffice_project/644e4637d1d8544fd9f56425bd6cec110e49301b</meta:generator>
    <meta:creation-date>2009-04-16T11:32:00Z</meta:creation-date>
    <dc:date>2016-06-02T15:38:52.378000000</dc:date>
    <meta:editing-cycles>172</meta:editing-cycles>
    <meta:editing-duration>PT17H13M45S</meta:editing-duration>
    <meta:document-statistic meta:table-count="0" meta:image-count="0" meta:object-count="0" meta:page-count="3" meta:paragraph-count="32" meta:word-count="643" meta:character-count="1961" meta:non-whitespace-character-count="1302"/>
    <meta:user-defined meta:name="Info 1"/>
    <meta:user-defined meta:name="Info 2"/>
    <meta:user-defined meta:name="Info 3"/>
    <meta:user-defined meta:name="Info 4"/>
    <meta:template xlink:type="simple" xlink:actuate="onRequest" xlink:title="" xlink:href="Normal.dotm"/>
  </office:meta>
</office:document-meta>
</file>